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fo:min-height="3.507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_20_1-title">
      <style:graphic-properties draw:auto-grow-height="true" fo:min-height="3.507cm"/>
      <style:paragraph-properties style:writing-mode="lr-tb"/>
    </style:style>
    <style:style style:name="pr4" style:family="presentation" style:parent-style-name="Default_20_1-outline1">
      <style:graphic-properties draw:stroke="none" draw:fill="none" fo:min-height="11.932cm"/>
      <style:paragraph-properties style:writing-mode="lr-tb"/>
    </style:style>
    <style:style style:name="pr5" style:family="presentation" style:parent-style-name="Default_20_1-notes">
      <style:graphic-properties draw:fill-color="#ffffff" fo:min-height="12.572cm"/>
      <style:paragraph-properties style:writing-mode="lr-tb"/>
    </style:style>
    <style:style style:name="pr6" style:family="presentation" style:parent-style-name="Default_20_1-outline1">
      <style:graphic-properties fo:min-height="14.915cm"/>
      <style:paragraph-properties style:writing-mode="lr-tb"/>
    </style:style>
    <style:style style:name="pr7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Default_20_1-outline1">
      <style:graphic-properties fo:min-height="12.182cm"/>
      <style:paragraph-properties style:writing-mode="lr-tb"/>
    </style:style>
    <style:style style:name="pr9" style:family="presentation" style:parent-style-name="Default_20_1-outline1">
      <style:graphic-properties fo:min-height="15.471cm"/>
      <style:paragraph-properties style:writing-mode="lr-tb"/>
    </style:style>
    <style:style style:name="pr10" style:family="presentation" style:parent-style-name="Default_20_1-outline1">
      <style:graphic-properties fo:min-height="14.25cm"/>
      <style:paragraph-properties style:writing-mode="lr-tb"/>
    </style:style>
    <style:style style:name="pr11" style:family="presentation" style:parent-style-name="Default_20_1-outline1">
      <style:graphic-properties fo:min-height="15.09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color="#000000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5cm" text:min-label-width="0.9cm" style:vertical-pos="middle" style:vertical-rel="line" fo:width="0.794cm" fo:height="0.68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draw:frame presentation:style-name="pr1" draw:text-style-name="P1" draw:layer="layout" svg:width="25.191cm" svg:height="3.507cm" svg:x="1.733cm" svg:y="4.583cm" presentation:class="title" presentation:user-transformed="true">
          <draw:text-box>
            <text:p><text:span text:style-name="T1">Embedded Linux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<text:s text:c="2"/>CH1 Introduction to Embedded System ..………..<text:tab/>p.<text:tab/>1</text:p>
              </text:list-item>
              <text:list-item>
                <text:p><text:span text:style-name="T2"><text:s text:c="2"/></text:span><text:span text:style-name="T2">CH2 </text:span>Introduction Rockpi ….……………………….<text:tab/>p.<text:tab/>18 </text:p>
              </text:list-item>
              <text:list-item>
                <text:p><text:s text:c="2"/>CH3 Embedded Linux Arch ……………………….<text:tab/>p.<text:tab/>30 </text:p>
              </text:list-item>
              <text:list-item>
                <text:p><text:s text:c="2"/>CH4 Basic Software And Tool …………………….<text:tab/>p.<text:tab/>38</text:p>
              </text:list-item>
              <text:list-item>
                <text:p><text:s text:c="2"/>CH5 Cross-compile Toolchain …………………….<text:tab/>p.<text:tab/>120</text:p>
              </text:list-item>
              <text:list-item>
                <text:p><text:s text:c="2"/>CH6 Introduction to Bootloader (u-boot) …………<text:tab/>p.<text:tab/>142</text:p>
              </text:list-item>
              <text:list-item>
                <text:p><text:s text:c="2"/>CH7 Embedded Linux Kernel ……………………..<text:tab/>p. 194</text:p>
              </text:list-item>
              <text:list-item>
                <text:p><text:s text:c="2"/>CH8 RootFS ………………………………………...<text:tab/>p.<text:tab/>225<text:tab/></text:p>
              </text:list-item>
              <text:list-item>
                <text:p><text:s text:c="2"/>CH9 Linux User Land ………………………………<text:tab/>p.<text:tab/>259</text:p>
              </text:list-item>
              <text:list-item>
                <text:p><text:s text:c="2"/>CH10 Linux Device Driver …………………………..p.27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>CH1 Introduction to Embedded System</text:p>
          </draw:text-box>
        </draw:frame>
        <draw:frame presentation:style-name="pr6" draw:text-style-name="P3" draw:layer="layout" svg:width="24.591cm" svg:height="14.915cm" svg:x="2.285cm" svg:y="4.421cm" presentation:class="outline" presentation:user-transformed="true">
          <draw:text-box>
            <text:list text:style-name="L2">
              <text:list-item>
                <text:p><text:span text:style-name="T3">嵌入式系統 定義</text:span></text:p>
              </text:list-item>
              <text:list-item>
                <text:p><text:span text:style-name="T3">嵌入式系統 相關知識</text:span></text:p>
                <text:list>
                  <text:list-item>
                    <text:p><text:span text:style-name="T4">SOC : ARM, MIPS, PowerPC ...</text:span></text:p>
                  </text:list-item>
                  <text:list-item>
                    <text:p><text:span text:style-name="T4">週邊設備 </text:span><text:span text:style-name="T4">: Flash, eMMC, I2C, I2S, ….</text:span></text:p>
                  </text:list-item>
                </text:list>
              </text:list-item>
              <text:list-item>
                <text:p><text:span text:style-name="T3">嵌入式作業系統 基本原理</text:span></text:p>
              </text:list-item>
              <text:list-item>
                <text:p><text:span text:style-name="T3">開發版</text:span><text:span text:style-name="T3">NanoPi-M4 </text:span><text:span text:style-name="T3">介紹</text:span></text:p>
              </text:list-item>
              <text:list-item>
                <text:p><text:span text:style-name="T3">外掛模組介紹 </text:span><text:span text:style-name="T3">: </text:span></text:p>
                <text:list>
                  <text:list-item>
                    <text:p><text:span text:style-name="T4">溫溼度模組</text:span><text:span text:style-name="T4">,</text:span><text:span text:style-name="T4">亮度模組</text:span><text:span text:style-name="T4">..</text:span></text:p>
                  </text:list-item>
                </text:list>
              </text:list-item>
              <text:list-item>
                <text:p><text:span text:style-name="T3">學習建立 嵌入系統開發環境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 text:style-name="P6"><text:span text:style-name="T5">CH2 </text:span>Introduction RockPi4B</text:p>
          </draw:text-box>
        </draw:frame>
        <draw:frame presentation:style-name="pr8" draw:text-style-name="P3" draw:layer="layout" svg:width="24.591cm" svg:height="12.182cm" svg:x="1.999cm" svg:y="4.767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To know RockPi4B EV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3 Embedded Linux Arch</text:p>
          </draw:text-box>
        </draw:frame>
        <draw:frame presentation:style-name="pr8" draw:text-style-name="P3" draw:layer="layout" svg:width="24.591cm" svg:height="12.182cm" svg:x="1.999cm" svg:y="4.767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To know Embedded Linux System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4 Basic Software And Tool</text:p>
          </draw:text-box>
        </draw:frame>
        <draw:frame presentation:style-name="pr8" draw:text-style-name="P3" draw:layer="layout" svg:width="24.591cm" svg:height="12.182cm" svg:x="1.999cm" svg:y="5.501cm" presentation:class="outline" presentation:user-transformed="true">
          <draw:text-box>
            <text:list text:style-name="L2">
              <text:list-item>
                <text:p>GPL</text:p>
              </text:list-item>
              <text:list-item>
                <text:p>Tool</text:p>
                <text:p>→ Develop Tool</text:p>
                <text:p>→<text:tab/> Video and Audio Tool</text:p>
                <text:p>→ <text:s/>WiFi and Ethernet</text:p>
                <text:p>→ <text:s/>Build Code T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5 Cross-compile Toolchain</text:p>
          </draw:text-box>
        </draw:frame>
        <draw:frame presentation:style-name="pr8" draw:text-style-name="P3" draw:layer="layout" svg:width="24.591cm" svg:height="12.182cm" svg:x="1.999cm" svg:y="5.901cm" presentation:class="outline" presentation:user-transformed="true">
          <draw:text-box>
            <text:list text:style-name="L2">
              <text:list-item>
                <text:p>How to Cross-compile with Toolchain</text:p>
              </text:list-item>
              <text:list-item>
                <text:p>Create a Linux library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6 Introduction to Bootloader</text:p>
          </draw:text-box>
        </draw:frame>
        <draw:frame presentation:style-name="pr9" draw:text-style-name="P3" draw:layer="layout" svg:width="24.591cm" svg:height="6.787cm" svg:x="2.289cm" svg:y="5.405cm" presentation:class="outline" presentation:user-transformed="true">
          <draw:text-box>
            <text:list text:style-name="L2">
              <text:list-item>
                <text:p><text:s/>To know Bootloader</text:p>
              </text:list-item>
              <text:list-item>
                <text:p><text:s/>How to U-boot</text:p>
              </text:list-item>
              <text:list-item>
                <text:p><text:s/>Detail into U-bo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draw:frame presentation:style-name="pr10" draw:text-style-name="P3" draw:layer="layout" svg:width="24.591cm" svg:height="14.25cm" svg:x="1.999cm" svg:y="5.501cm" presentation:class="outline" presentation:user-transformed="true">
          <draw:text-box>
            <text:list text:style-name="L2">
              <text:list-item>
                <text:p><text:span text:style-name="T3">How to build Linux kernel</text:span></text:p>
              </text:list-item>
              <text:list-item>
                <text:p><text:span text:style-name="T3">How to scale Linux kernel</text:span></text:p>
              </text:list-item>
              <text:list-item>
                <text:p><text:span text:style-name="T3">To know Linux kernel something</text:span></text:p>
              </text:list-item>
            </text:list>
          </draw:text-box>
        </draw:frame>
        <draw:frame presentation:style-name="pr3" draw:text-style-name="P3" draw:layer="layout" svg:width="25.191cm" svg:height="3.507cm" svg:x="1.399cm" svg:y="0.837cm" presentation:class="title">
          <draw:text-box>
            <text:p>CH7 Embedded Linux Kerne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8 RootFS</text:p>
          </draw:text-box>
        </draw:frame>
        <draw:frame presentation:style-name="pr11" draw:text-style-name="P3" draw:layer="layout" svg:width="24.591cm" svg:height="4.916cm" svg:x="1.985cm" svg:y="5.182cm" presentation:class="outline" presentation:user-transformed="true">
          <draw:text-box>
            <text:list text:style-name="L2">
              <text:list-item>
                <text:p>To know RootFS in embedded system</text:p>
              </text:list-item>
              <text:list-item>
                <text:p>How to create a RootFS with Buildro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9 Linux User Land</text:p>
          </draw:text-box>
        </draw:frame>
        <draw:frame presentation:style-name="pr8" draw:text-style-name="P3" draw:layer="layout" svg:width="24.591cm" svg:height="12.182cm" svg:x="1.999cm" svg:y="5.50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To know Linux user land</text:span></text:p>
              </text:list-item>
              <text:list-item>
                <text:p><text:span text:style-name="T3"><text:s/></text:span><text:span text:style-name="T3">To know user land application</text:span></text:p>
              </text:list-item>
              <text:list-item>
                <text:p><text:span text:style-name="T3"><text:s/></text:span><text:span text:style-name="T3">How to control device on the Linux user la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CH10 Linux Device Driver</text:p>
          </draw:text-box>
        </draw:frame>
        <draw:frame presentation:style-name="pr8" draw:text-style-name="P3" draw:layer="layout" svg:width="24.591cm" svg:height="12.182cm" svg:x="1.999cm" svg:y="5.50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To know Linux device driver</text:span></text:p>
              </text:list-item>
              <text:list-item>
                <text:p><text:span text:style-name="T3"><text:s/></text:span><text:span text:style-name="T3">How to build a Linux device driver</text:span></text:p>
              </text:list-item>
              <text:list-item>
                <text:p><text:span text:style-name="T3"><text:s/></text:span><text:span text:style-name="T3">How to install/remove a device driv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embedded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outline1">
      <style:graphic-properties fo:min-height="12.18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5cm" text:min-label-width="0.9cm" style:vertical-pos="middle" style:vertical-rel="line" fo:width="0.794cm" fo:height="0.68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1cm" svg:height="3.507cm" svg:x="1.399cm" svg:y="0.837cm" presentation:class="title" presentation:placeholder="true">
        <draw:text-box/>
      </draw:frame>
      <draw:frame presentation:style-name="embedded-outline1" draw:layer="backgroundobjects" svg:width="24.591cm" svg:height="12.183cm" svg:x="1.999cm" svg:y="5.501cm" presentation:class="outline" presentation:placeholder="true">
        <draw:text-box/>
      </draw:frame>
      <draw:frame presentation:style-name="Mpr4" draw:text-style-name="MP8" draw:layer="backgroundobjects" svg:width="6.521cm" svg:height="1.448cm" svg:x="1.699cm" svg:y="18.236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2cm" svg:height="1.448cm" svg:x="9.872cm" svg:y="18.236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1cm" svg:height="1.448cm" svg:x="20.369cm" svg:y="18.23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Mpr7" draw:text-style-name="MP13" draw:layer="backgroundobjects" svg:width="24.631cm" svg:height="12.18cm" svg:x="1.399cm" svg:y="4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8-24T23:07:08</meta:creation-date>
    <dc:date>2022-07-24T20:04:08.781036371</dc:date>
    <meta:editing-duration>PT10H28M34S</meta:editing-duration>
    <meta:editing-cycles>254</meta:editing-cycles>
    <meta:generator>LibreOffice/6.4.7.2$Linux_X86_64 LibreOffice_project/40$Build-2</meta:generator>
    <meta:document-statistic meta:object-count="90"/>
  </office:meta>
</office:document-meta>
</file>